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center" style:justify-single-word="false" style:writing-mode="rl-tb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89239" officeooo:paragraph-rsid="0018923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0189239"/>
    </style:style>
    <style:style style:name="T1" style:family="text">
      <style:text-properties style:text-underline-style="solid" style:text-underline-width="auto" style:text-underline-color="font-color" officeooo:rsid="00189239"/>
    </style:style>
    <style:style style:name="T2" style:family="text">
      <style:text-properties officeooo:rsid="0016f058"/>
    </style:style>
    <style:style style:name="T3" style:family="text">
      <style:text-properties officeooo:rsid="00189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יום <text:span text:style-name="T2">חמישי</text:span> ה-<text:span text:style-name="T2">6</text:span> ל<text:span text:style-name="T2">נובמבר</text:span>, 201<text:span text:style-name="T2">4</text:span></text:p>
      <text:p text:style-name="Standard"><text:span text:style-name="T2">י"ג בחשוון</text:span> ה<text:span text:style-name="T2">'</text:span>תשע"<text:span text:style-name="T2">ה</text:span></text:p>
      <text:p text:style-name="P1"/>
      <text:p text:style-name="P2"/>
      <text:p text:style-name="P2">לכבוד: <text:tab/><text:span text:style-name="T3">ה</text:span>וועד<text:span text:style-name="T3">ה</text:span> <text:span text:style-name="T3">לתארים מתקדמים</text:span></text:p>
      <text:p text:style-name="P2"><text:tab/>הטכניון, מט"ל</text:p>
      <text:p text:style-name="P2"><text:tab/>חיפה</text:p>
      <text:p text:style-name="P2"/>
      <text:p text:style-name="P3">הנדון: <text:span text:style-name="T1">בקשה להארכת מועד הגשת הצעת מחקר עד 01/12/2014</text:span></text:p>
      <text:p text:style-name="P2">שלום רב,</text:p>
      <text:p text:style-name="P5">תאריך היעד אשר הוגדר עבורי להגשת הצעת המחקר הינו סוף ספטמבר השנה (2014).</text:p>
      <text:p text:style-name="P5">עם זאת, עקב אילוצי עבודה (הינני קצין בחיל האוויר) אשר כללו השתתפות עצימה במסגרת "צוק איתן", לא היה לי את הקשב להשלים תכולה זו בתאריך היעד המוגדר. </text:p>
      <text:p text:style-name="P6"><text:span text:style-name="T3">בהמשך לדברים הנ”ל, ברצוני לבקש הארכת מועד הגשת הצעת המחקר מסוף חודש ספטמבר לסוף חודש נובמבר השנה (01/12/2014). </text:span></text:p>
      <text:p text:style-name="P5">מעבר לכך, ברצוני להתנצל על עיתוי הגשת בקשה זו.</text:p>
      <text:p text:style-name="P1">בברכה,</text:p>
      <text:p text:style-name="P1">אנטון רוניס</text:p>
      <text:p text:style-name="P1">ת.ז 31420100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editing-cycles>4</meta:editing-cycles>
    <meta:creation-date>2013-03-11T13:12:00</meta:creation-date>
    <dc:date>2014-11-05T18:33:30.270067214</dc:date>
    <meta:editing-duration>PT14M23S</meta:editing-duration>
    <meta:generator>LibreOffice/4.3.2.2$Linux_X86_64 LibreOffice_project/430m0$Build-2</meta:generator>
    <meta:document-statistic meta:table-count="0" meta:image-count="0" meta:object-count="0" meta:page-count="1" meta:paragraph-count="14" meta:word-count="98" meta:character-count="558" meta:non-whitespace-character-count="4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